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oftware Installation Plan (SIP)</text:p>
      <text:p text:style-name="Author">Development Team</text:p>
      <text:p text:style-name="Date">2024-06-26</text:p>
      <text:h text:style-name="Heading_20_1" text:outline-level="1"><text:bookmark-start text:name="software-installation-plan-sip"/>Software Installation Plan (SIP)<text:bookmark-end text:name="software-installation-plan-sip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IP-001: Document Identification</text:span> - The document <text:span text:style-name="T1">shall</text:span> be identified by the following information: - <text:span text:style-name="T1">Document Name</text:span>: [Document Name] - <text:span text:style-name="T1">Document Identifier</text:span>: [SIP-001] - <text:span text:style-name="T1">Version</text:span>: 1.0 - <text:span text:style-name="T1">Classification</text:span>: [Unclassified/Classified Level]</text:p>
      <text:h text:style-name="Heading_20_3" text:outline-level="3"><text:bookmark-start text:name="document-overview"/>1.2 Document Overview<text:bookmark-end text:name="document-overview"/></text:h>
      <text:p text:style-name="First_20_paragraph"><text:span text:style-name="T1">SIP-002: Document Purpose</text:span> - The document <text:span text:style-name="T1">shall</text:span> define software installation strategy and procedures - The document <text:span text:style-name="T1">shall</text:span> specify installation requirements and constraints - The document <text:span text:style-name="T1">shall</text:span> describe installation testing and validation method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SIP-003: Referenced Standards</text:span> - MIL-STD-498: Software Development and Documentation - [Other applicable standards]</text:p>
      <text:h text:style-name="Heading_20_2" text:outline-level="2"><text:bookmark-start text:name="installation-overview"/>3. Installation Overview<text:bookmark-end text:name="installation-overview"/></text:h>
      <text:p text:style-name="First_20_paragraph"><text:span text:style-name="T1">SIP-004: Installation Strategy</text:span> - The document <text:span text:style-name="T1">shall</text:span> describe the overall installation approach - The document <text:span text:style-name="T1">shall</text:span> specify installation phases and milestones - The document <text:span text:style-name="T1">shall</text:span> define installation success criteria</text:p>
      <text:h text:style-name="Heading_20_2" text:outline-level="2"><text:bookmark-start text:name="installation-requirements"/>4. Installation Requirements<text:bookmark-end text:name="installation-requirements"/></text:h>
      <text:h text:style-name="Heading_20_3" text:outline-level="3"><text:bookmark-start text:name="system-requirements"/>4.1 System Requirements<text:bookmark-end text:name="system-requirements"/></text:h>
      <text:p text:style-name="First_20_paragraph"><text:span text:style-name="T1">SIP-005: Hardware Requirements</text:span> - The document <text:span text:style-name="T1">shall</text:span> specify minimum hardware requirements - The document <text:span text:style-name="T1">shall</text:span> describe recommended hardware configurations - The document <text:span text:style-name="T1">shall</text:span> define hardware compatibility requirements</text:p>
      <text:p text:style-name="Text_20_body"><text:span text:style-name="T1">SIP-006: Software Requirements</text:span> - The document <text:span text:style-name="T1">shall</text:span> specify required software dependencies - The document <text:span text:style-name="T1">shall</text:span> describe operating system requirements - The document <text:span text:style-name="T1">shall</text:span> define software compatibility requirements</text:p>
      <text:h text:style-name="Heading_20_3" text:outline-level="3"><text:bookmark-start text:name="environmental-requirements"/>4.2 Environmental Requirements<text:bookmark-end text:name="environmental-requirements"/></text:h>
      <text:p text:style-name="First_20_paragraph"><text:span text:style-name="T1">SIP-007: Environment Setup</text:span> - The document <text:span text:style-name="T1">shall</text:span> specify environmental requirements - The document <text:span text:style-name="T1">shall</text:span> describe network configuration requirements - The document <text:span text:style-name="T1">shall</text:span> define security and access requirements</text:p>
      <text:h text:style-name="Heading_20_2" text:outline-level="2"><text:bookmark-start text:name="installation-procedures"/>5. Installation Procedures<text:bookmark-end text:name="installation-procedures"/></text:h>
      <text:h text:style-name="Heading_20_3" text:outline-level="3"><text:bookmark-start text:name="pre-installation-activities"/>5.1 Pre-Installation Activities<text:bookmark-end text:name="pre-installation-activities"/></text:h>
      <text:p text:style-name="First_20_paragraph"><text:span text:style-name="T1">SIP-008: Preparation Procedures</text:span> - The document <text:span text:style-name="T1">shall</text:span> describe pre-installation preparation activities - The document <text:span text:style-name="T1">shall</text:span> specify system readiness verification procedures - The document <text:span text:style-name="T1">shall</text:span> define backup and rollback procedures</text:p>
      <text:h text:style-name="Heading_20_3" text:outline-level="3"><text:bookmark-start text:name="installation-process"/>5.2 Installation Process<text:bookmark-end text:name="installation-process"/></text:h>
      <text:p text:style-name="First_20_paragraph"><text:span text:style-name="T1">SIP-009: Installation Steps</text:span> - The document <text:span text:style-name="T1">shall</text:span> provide detailed installation procedures - The document <text:span text:style-name="T1">shall</text:span> specify configuration and customization steps - The document <text:span text:style-name="T1">shall</text:span> describe integration with existing systems</text:p>
      <text:h text:style-name="Heading_20_3" text:outline-level="3"><text:bookmark-start text:name="post-installation-activities"/>5.3 Post-Installation Activities<text:bookmark-end text:name="post-installation-activities"/></text:h>
      <text:p text:style-name="First_20_paragraph"><text:span text:style-name="T1">SIP-010: Verification Procedures</text:span> - The document <text:span text:style-name="T1">shall</text:span> describe post-installation verification procedures - The document <text:span text:style-name="T1">shall</text:span> specify testing and validation activities - The document <text:span text:style-name="T1">shall</text:span> define acceptance criteria</text:p>
      <text:h text:style-name="Heading_20_2" text:outline-level="2"><text:bookmark-start text:name="installation-testing"/>6. Installation Testing<text:bookmark-end text:name="installation-testing"/></text:h>
      <text:p text:style-name="First_20_paragraph"><text:span text:style-name="T1">SIP-011: Testing Strategy</text:span> - The document <text:span text:style-name="T1">shall</text:span> describe installation testing approach - The document <text:span text:style-name="T1">shall</text:span> specify test environments and scenarios - The document <text:span text:style-name="T1">shall</text:span> define testing success criteria</text:p>
      <text:h text:style-name="Heading_20_2" text:outline-level="2"><text:bookmark-start text:name="risk-management"/>7. Risk Management<text:bookmark-end text:name="risk-management"/></text:h>
      <text:p text:style-name="First_20_paragraph"><text:span text:style-name="T1">SIP-012: Risk Mitigation</text:span> - The document <text:span text:style-name="T1">shall</text:span> identify installation risks and mitigation strategies - The document <text:span text:style-name="T1">shall</text:span> specify contingency procedures - The document <text:span text:style-name="T1">shall</text:span> define escalation procedures</text:p>
      <text:h text:style-name="Heading_20_2" text:outline-level="2"><text:bookmark-start text:name="notes"/>8. Notes<text:bookmark-end text:name="notes"/></text:h>
      <text:list text:style-name="L1">
        <text:list-item>
          <text:p text:style-name="P1"><text:span text:style-name="T1">SIP</text:span>: Software Installation Plan</text:p>
        </text:list-item>
        <text:list-item>
          <text:p text:style-name="P1"><text:span text:style-name="T1">Installation</text:span>: Software deployment and configuration proce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Installation Plan (SIP)</dc:title>
    <dc:description/>
    <dc:subject/>
    <meta:keyword/>
    <meta:initial-creator>Development Team</meta:initial-creator>
    <dc:creator>Development Team</dc:creator>
    <meta:creation-date>2025-06-27T03:46:29Z</meta:creation-date>
    <dc:date>2025-06-27T03:46:29Z</dc:date>
    <meta:user-defined meta:name="date" meta:value-type="string">2024-06-26</meta:user-defined>
    <meta:user-defined meta:name="document_type" meta:value-type="string">Software Installation Plan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